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Standard">
      <style:paragraph-properties fo:orphans="2" fo:widows="2"/>
      <style:text-properties fo:font-weight="bold" style:font-weight-asian="bold" style:font-weight-complex="bold"/>
    </style:style>
    <style:style style:name="P3" style:family="paragraph" style:parent-style-name="Standard">
      <style:paragraph-properties fo:orphans="2" fo:widows="2"/>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orphans="2" fo:widows="2"/>
      <style:text-properties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fo:orphans="2" fo:widows="2"/>
      <style:text-properties style:font-name="Courier New" fo:font-size="12pt" style:font-name-asian="Courier New" style:font-size-asian="12pt" style:font-name-complex="Courier New" style:font-size-complex="12pt"/>
    </style:style>
    <style:style style:name="P6" style:family="paragraph" style:parent-style-name="Standard">
      <style:paragraph-properties fo:orphans="2" fo:widows="2"/>
      <style:text-properties fo:font-size="12pt" style:font-size-asian="12pt" style:font-size-complex="12pt"/>
    </style:style>
    <style:style style:name="P7" style:family="paragraph" style:parent-style-name="Standard">
      <style:paragraph-properties fo:orphans="2" fo:widows="2"/>
      <style:text-properties fo:font-variant="normal" fo:text-transform="none" fo:color="#222222" style:font-name="Arial" fo:font-size="12pt" fo:letter-spacing="normal" fo:font-style="normal" fo:font-weight="normal" style:font-size-asian="12pt" style:font-size-complex="12pt"/>
    </style:style>
    <style:style style:name="P8" style:family="paragraph" style:parent-style-name="Standard">
      <style:paragraph-properties fo:orphans="2" fo:widows="2"/>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orphans="2" fo:widows="2"/>
      <style:text-properties fo:font-variant="normal" fo:text-transform="none" fo:color="#222222" style:font-name="Arial" fo:font-size="12pt" fo:letter-spacing="normal" fo:font-style="normal" fo:font-weight="normal" style:font-name-asian="Courier New" style:font-size-asian="12pt" style:font-weight-asian="normal" style:font-name-complex="Courier New" style:font-size-complex="12pt" style:font-weight-complex="normal"/>
    </style:style>
    <style:style style:name="P10" style:family="paragraph" style:parent-style-name="Standard">
      <style:paragraph-properties fo:orphans="2" fo:widows="2"/>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P11" style:family="paragraph" style:parent-style-name="Standard">
      <style:paragraph-properties fo:orphans="2" fo:widows="2"/>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P12" style:family="paragraph" style:parent-style-name="Standard">
      <style:paragraph-properties fo:orphans="2" fo:widows="2"/>
      <style:text-properties fo:font-variant="normal" fo:text-transform="none" fo:color="#222222" style:font-name="Arial" fo:font-size="16pt" fo:letter-spacing="normal" fo:font-style="normal" fo:font-weight="normal" style:font-size-asian="16pt" style:font-size-complex="16pt"/>
    </style:style>
    <style:style style:name="P13" style:family="paragraph" style:parent-style-name="Standard">
      <style:paragraph-properties fo:orphans="2" fo:widows="2"/>
      <style:text-properties fo:font-variant="normal" fo:text-transform="none" fo:color="#222222" style:font-name="Arial" fo:font-size="16pt" fo:letter-spacing="normal" fo:font-style="normal" fo:font-weight="normal" style:font-size-asian="16pt" style:font-weight-asian="normal" style:font-size-complex="16pt" style:font-weight-complex="normal"/>
    </style:style>
    <style:style style:name="P14" style:family="paragraph" style:parent-style-name="Standard">
      <style:paragraph-properties fo:orphans="2" fo:widows="2"/>
      <style:text-properties fo:font-variant="normal" fo:text-transform="none" fo:color="#222222" style:font-name="Courier New" fo:font-size="12pt" fo:letter-spacing="normal" fo:font-style="normal" fo:font-weight="bold" style:font-size-asian="12pt" style:font-weight-asian="bold" style:font-size-complex="12pt" style:font-weight-complex="bold"/>
    </style:style>
    <style:style style:name="P15" style:family="paragraph" style:parent-style-name="Standard">
      <style:paragraph-properties fo:orphans="2" fo:widows="2"/>
      <style:text-properties fo:font-variant="normal" fo:text-transform="none" fo:color="#000000" style:font-name="Courier New" fo:font-size="12pt" fo:letter-spacing="normal" fo:font-style="normal" fo:font-weight="normal" style:font-name-asian="Courier New" style:font-size-asian="12pt" style:font-name-complex="Courier New" style:font-size-complex="12pt"/>
    </style:style>
    <style:style style:name="P16" style:family="paragraph" style:parent-style-name="Standard">
      <style:paragraph-properties fo:orphans="2" fo:widows="2"/>
      <style:text-properties fo:font-variant="normal" fo:text-transform="none" fo:color="#000000" style:font-name="Courier New" fo:font-size="10pt" fo:letter-spacing="normal" fo:font-style="normal" fo:font-weight="normal" style:font-name-asian="Courier New" style:font-size-asian="10pt" style:font-weight-asian="normal" style:font-name-complex="Courier New" style:font-size-complex="10pt" style:font-weight-complex="normal"/>
    </style:style>
    <style:style style:name="P17"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font-size-asian="12pt" style:font-size-complex="12pt"/>
    </style:style>
    <style:style style:name="P1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22pt" fo:letter-spacing="normal" fo:font-style="normal" fo:font-weight="normal" style:font-size-asian="22pt" style:font-size-complex="22pt"/>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P20" style:family="paragraph" style:parent-style-name="Standard">
      <style:paragraph-properties fo:margin-left="0cm" fo:margin-right="0cm" fo:orphans="2" fo:widows="2" fo:text-indent="0cm" style:auto-text-indent="false"/>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P21" style:family="paragraph" style:parent-style-name="Standard">
      <style:paragraph-properties fo:margin-left="0cm" fo:margin-right="0cm" fo:orphans="2" fo:widows="2" fo:text-indent="0cm" style:auto-text-indent="false"/>
      <style:text-properties fo:font-variant="normal" fo:text-transform="none" fo:color="#222222" style:font-name="Courier New" fo:font-size="12pt" fo:letter-spacing="normal" fo:font-style="normal" fo:font-weight="bold" style:font-size-asian="12pt" style:font-weight-asian="bold" style:font-size-complex="12pt" style:font-weight-complex="bold"/>
    </style:style>
    <style:style style:name="P22" style:family="paragraph" style:parent-style-name="Standard">
      <style:paragraph-properties fo:margin-left="0cm" fo:margin-right="0cm" fo:text-align="center" style:justify-single-word="false" fo:orphans="2" fo:widows="2" fo:text-indent="0cm" style:auto-text-indent="false"/>
      <style:text-properties style:font-name="Arial" fo:font-size="12pt" style:font-size-asian="12pt" style:font-size-complex="12pt"/>
    </style:style>
    <style:style style:name="P23" style:family="paragraph" style:parent-style-name="Standard">
      <style:paragraph-properties fo:margin-left="0cm" fo:margin-right="0cm" fo:text-align="start" style:justify-single-word="false" fo:orphans="2" fo:widows="2" fo:text-indent="0cm" style:auto-text-indent="false"/>
      <style:text-properties style:font-name="Arial"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2pt" style:font-name-asian="Courier New" style:font-size-asian="12pt" style:font-name-complex="Courier New" style:font-size-complex="12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12pt" fo:font-weight="bold" style:font-name-asian="Courier New" style:font-size-asian="12pt" style:font-weight-asian="bold" style:font-name-complex="Courier New" style:font-size-complex="12pt"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2pt" style:font-name-asian="Courier New" style:font-size-asian="12pt" style:font-name-complex="Courier New" style:font-size-complex="12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style:font-name-asian="Courier New" style:font-size-asian="12pt" style:font-name-complex="Courier New" style:font-size-complex="12pt"/>
    </style:style>
    <style:style style:name="P31" style:family="paragraph" style:parent-style-name="Standard">
      <style:paragraph-properties fo:margin-left="0cm" fo:margin-right="0cm" fo:orphans="2" fo:widows="2" fo:text-indent="-0.635cm" style:auto-text-indent="false"/>
      <style:text-properties fo:font-size="12pt" style:font-size-asian="12pt" style:font-size-complex="12pt"/>
    </style:style>
    <style:style style:name="P32" style:family="paragraph" style:parent-style-name="Standard">
      <style:paragraph-properties fo:margin-left="0cm" fo:margin-right="0cm" fo:orphans="2" fo:widows="2" fo:text-indent="-0.635cm" style:auto-text-indent="false"/>
      <style:text-properties fo:font-size="12pt" fo:font-weight="bold" style:font-size-asian="12pt" style:font-weight-asian="bold" style:font-size-complex="12pt" style:font-weight-complex="bold"/>
    </style:style>
    <style:style style:name="P33" style:family="paragraph" style:parent-style-name="Standard">
      <style:paragraph-properties fo:margin-left="0cm" fo:margin-right="0cm" fo:orphans="2" fo:widows="2" fo:text-indent="-0.635cm" style:auto-text-indent="false"/>
      <style:text-properties fo:font-size="16pt" style:font-size-asian="16pt" style:font-size-complex="16pt"/>
    </style:style>
    <style:style style:name="P34" style:family="paragraph" style:parent-style-name="Standard">
      <style:paragraph-properties fo:margin-left="0cm" fo:margin-right="0cm" fo:orphans="2" fo:widows="2" fo:text-indent="-0.635cm" style:auto-text-indent="false"/>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P35" style:family="paragraph" style:parent-style-name="Standard">
      <style:paragraph-properties fo:margin-left="0cm" fo:margin-right="0cm" fo:orphans="2" fo:widows="2" fo:text-indent="-0.635cm" style:auto-text-indent="false"/>
      <style:text-properties fo:font-variant="normal" fo:text-transform="none" fo:color="#222222" style:font-name="Arial" fo:font-size="12pt" fo:letter-spacing="normal" fo:font-style="normal" fo:font-weight="normal" style:font-size-asian="12pt" style:font-size-complex="12pt"/>
    </style:style>
    <style:style style:name="P36" style:family="paragraph" style:parent-style-name="Standard">
      <style:paragraph-properties fo:margin-left="1.251cm" fo:margin-right="0cm" fo:orphans="2" fo:widows="2" fo:text-indent="-0.635cm" style:auto-text-indent="false"/>
      <style:text-properties fo:font-variant="normal" fo:text-transform="none" fo:color="#222222" style:font-name="Arial" fo:font-size="12pt" fo:letter-spacing="normal" fo:font-style="normal" fo:font-weight="normal" style:font-size-asian="12pt" style:font-size-complex="12pt"/>
    </style:style>
    <style:style style:name="P37" style:family="paragraph" style:parent-style-name="Standard">
      <style:paragraph-properties fo:margin-left="1.251cm" fo:margin-right="0cm" fo:orphans="2" fo:widows="2" fo:text-indent="0cm" style:auto-text-indent="false"/>
      <style:text-properties fo:font-variant="normal" fo:text-transform="none" fo:color="#222222" style:font-name="Arial" fo:font-size="12pt" fo:letter-spacing="normal" fo:font-style="normal" fo:font-weight="normal" style:font-size-asian="12pt" style:font-size-complex="12pt"/>
    </style:style>
    <style:style style:name="P38" style:family="paragraph" style:parent-style-name="Standard" style:list-style-name="L1">
      <style:paragraph-properties fo:orphans="2" fo:widows="2"/>
      <style:text-properties fo:font-variant="normal" fo:text-transform="none" fo:color="#222222" style:font-name="Arial" fo:font-size="12pt" fo:letter-spacing="normal" fo:font-style="normal" fo:font-weight="normal" style:font-size-asian="12pt" style:font-size-complex="12pt"/>
    </style:style>
    <style:style style:name="P39" style:family="paragraph" style:parent-style-name="Standard" style:list-style-name="L3">
      <style:paragraph-properties fo:orphans="2" fo:widows="2"/>
      <style:text-properties fo:font-variant="normal" fo:text-transform="none" fo:color="#222222" style:font-name="Arial" fo:font-size="12pt" fo:letter-spacing="normal" fo:font-style="normal" fo:font-weight="normal" style:font-size-asian="12pt" style:font-size-complex="12pt"/>
    </style:style>
    <style:style style:name="P40" style:family="paragraph" style:parent-style-name="Standard" style:list-style-name="L4">
      <style:paragraph-properties fo:orphans="2" fo:widows="2"/>
      <style:text-properties fo:font-variant="normal" fo:text-transform="none" fo:color="#222222" style:font-name="Arial" fo:font-size="12pt" fo:letter-spacing="normal" fo:font-style="normal" fo:font-weight="normal" style:font-size-asian="12pt" style:font-size-complex="12pt"/>
    </style:style>
    <style:style style:name="P41" style:family="paragraph" style:parent-style-name="Standard" style:list-style-name="L7">
      <style:paragraph-properties fo:orphans="2" fo:widows="2"/>
      <style:text-properties fo:font-variant="normal" fo:text-transform="none" fo:color="#222222" style:font-name="Arial" fo:font-size="12pt" fo:letter-spacing="normal" fo:font-style="normal" fo:font-weight="normal" style:font-size-asian="12pt" style:font-size-complex="12pt"/>
    </style:style>
    <style:style style:name="P42" style:family="paragraph" style:parent-style-name="Standard" style:list-style-name="L8">
      <style:paragraph-properties fo:orphans="2" fo:widows="2"/>
      <style:text-properties fo:font-variant="normal" fo:text-transform="none" fo:color="#222222" style:font-name="Arial" fo:font-size="12pt" fo:letter-spacing="normal" fo:font-style="normal" fo:font-weight="normal" style:font-size-asian="12pt" style:font-size-complex="12pt"/>
    </style:style>
    <style:style style:name="P43" style:family="paragraph" style:parent-style-name="Standard" style:list-style-name="L9">
      <style:paragraph-properties fo:orphans="2" fo:widows="2"/>
      <style:text-properties fo:font-variant="normal" fo:text-transform="none" fo:color="#222222" style:font-name="Arial" fo:font-size="12pt" fo:letter-spacing="normal" fo:font-style="normal" fo:font-weight="normal" style:font-size-asian="12pt" style:font-size-complex="12pt"/>
    </style:style>
    <style:style style:name="P44" style:family="paragraph" style:parent-style-name="Standard">
      <style:paragraph-properties fo:orphans="2" fo:widows="2"/>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45" style:family="paragraph" style:parent-style-name="Standard" style:list-style-name="L11">
      <style:paragraph-properties fo:orphans="2" fo:widows="2"/>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46" style:family="paragraph" style:parent-style-name="Standard" style:list-style-name="L12">
      <style:paragraph-properties fo:orphans="2" fo:widows="2"/>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47" style:family="paragraph" style:parent-style-name="Standard" style:list-style-name="L13">
      <style:paragraph-properties fo:orphans="2" fo:widows="2"/>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48" style:family="paragraph" style:parent-style-name="Standard" style:list-style-name="L15">
      <style:paragraph-properties fo:orphans="2" fo:widows="2"/>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49" style:family="paragraph" style:parent-style-name="Standard" style:list-style-name="L16">
      <style:paragraph-properties fo:orphans="2" fo:widows="2"/>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50" style:family="paragraph" style:parent-style-name="Standard" style:list-style-name="L14">
      <style:paragraph-properties fo:orphans="2" fo:widows="2"/>
      <style:text-properties fo:font-variant="normal" fo:text-transform="none" fo:color="#222222" style:font-name="Arial" fo:font-size="12pt" fo:letter-spacing="normal" fo:font-style="normal" fo:font-weight="normal" style:font-name-asian="Courier New" style:font-size-asian="12pt" style:font-weight-asian="normal" style:font-name-complex="Courier New" style:font-size-complex="12pt" style:font-weight-complex="normal"/>
    </style:style>
    <style:style style:name="P51" style:family="paragraph" style:parent-style-name="Standard" style:list-style-name="L3">
      <style:paragraph-properties fo:orphans="2" fo:widows="2"/>
      <style:text-properties fo:font-variant="normal" fo:text-transform="none" fo:color="#222222" style:font-name="Courier New" fo:font-size="12pt" fo:letter-spacing="normal" fo:font-style="normal" fo:font-weight="bold" style:font-size-asian="12pt" style:font-weight-asian="bold" style:font-size-complex="12pt" style:font-weight-complex="bold"/>
    </style:style>
    <style:style style:name="P52" style:family="paragraph" style:parent-style-name="Standard" style:list-style-name="L4">
      <style:paragraph-properties fo:orphans="2" fo:widows="2"/>
      <style:text-properties fo:font-variant="normal" fo:text-transform="none" fo:color="#000000" style:font-name="Arial" fo:font-size="12pt" fo:letter-spacing="normal" fo:font-style="normal" fo:font-weight="normal" style:font-name-asian="Courier New" style:font-size-asian="12pt" style:font-name-complex="Courier New" style:font-size-complex="12pt"/>
    </style:style>
    <style:style style:name="P53" style:family="paragraph" style:parent-style-name="Standard" style:list-style-name="L2">
      <style:paragraph-properties fo:orphans="2" fo:widows="2"/>
      <style:text-properties fo:font-size="12pt" style:font-size-asian="12pt" style:font-size-complex="12pt"/>
    </style:style>
    <style:style style:name="P54" style:family="paragraph" style:parent-style-name="Standard" style:list-style-name="L3">
      <style:paragraph-properties fo:orphans="2" fo:widows="2"/>
      <style:text-properties fo:font-size="12pt" style:font-size-asian="12pt" style:font-size-complex="12pt"/>
    </style:style>
    <style:style style:name="P55" style:family="paragraph" style:parent-style-name="Standard" style:list-style-name="L4">
      <style:paragraph-properties fo:orphans="2" fo:widows="2"/>
      <style:text-properties fo:font-size="12pt" style:font-size-asian="12pt" style:font-size-complex="12pt"/>
    </style:style>
    <style:style style:name="P56" style:family="paragraph" style:parent-style-name="Standard" style:list-style-name="L4">
      <style:paragraph-properties fo:orphans="2" fo:widows="2"/>
      <style:text-properties style:font-name="Arial" fo:font-size="12pt" style:font-size-asian="12pt" style:font-size-complex="12pt"/>
    </style:style>
    <style:style style:name="P57" style:family="paragraph" style:parent-style-name="Standard">
      <style:paragraph-properties fo:orphans="2" fo:widows="2"/>
    </style:style>
    <style:style style:name="P58" style:family="paragraph" style:parent-style-name="Standard" style:list-style-name="L7">
      <style:paragraph-properties fo:orphans="2" fo:widows="2"/>
    </style:style>
    <style:style style:name="P59" style:family="paragraph" style:parent-style-name="Standard" style:list-style-name="L8">
      <style:paragraph-properties fo:orphans="2" fo:widows="2"/>
    </style:style>
    <style:style style:name="P60" style:family="paragraph" style:parent-style-name="Standard" style:list-style-name="L9">
      <style:paragraph-properties fo:orphans="2" fo:widows="2"/>
    </style:style>
    <style:style style:name="P61" style:family="paragraph" style:parent-style-name="Standard" style:list-style-name="L10">
      <style:paragraph-properties fo:orphans="2" fo:widows="2"/>
    </style:style>
    <style:style style:name="P62" style:family="paragraph" style:parent-style-name="Standard" style:list-style-name="L14">
      <style:paragraph-properties fo:orphans="2" fo:widows="2"/>
    </style:style>
    <style:style style:name="P63" style:family="paragraph" style:parent-style-name="Standard" style:list-style-name="L15">
      <style:paragraph-properties fo:orphans="2" fo:widows="2"/>
    </style:style>
    <style:style style:name="P64" style:family="paragraph" style:parent-style-name="Standard" style:list-style-name="L15">
      <style:paragraph-properties fo:orphans="2" fo:widows="2"/>
      <style:text-properties style:font-name="Courier New" fo:font-size="12pt" fo:font-weight="bold" style:font-name-asian="Courier New" style:font-size-asian="12pt" style:font-weight-asian="bold" style:font-name-complex="Courier New" style:font-size-complex="12pt" style:font-weight-complex="bold"/>
    </style:style>
    <style:style style:name="P65" style:family="paragraph" style:parent-style-name="Standard" style:list-style-name="L1">
      <style:paragraph-properties fo:margin-left="1.251cm" fo:margin-right="0cm" fo:orphans="2" fo:widows="2" fo:text-indent="-0.635cm" style:auto-text-indent="false"/>
      <style:text-properties fo:font-size="12pt" style:font-size-asian="12pt" style:font-size-complex="12pt"/>
    </style:style>
    <style:style style:name="P66" style:family="paragraph" style:parent-style-name="Standard" style:list-style-name="L5">
      <style:paragraph-properties fo:margin-left="1.251cm" fo:margin-right="0cm" fo:orphans="2" fo:widows="2" fo:text-indent="-0.635cm" style:auto-text-indent="false"/>
      <style:text-properties fo:font-variant="normal" fo:text-transform="none" fo:color="#222222" style:font-name="Arial" fo:font-size="12pt" fo:letter-spacing="normal" fo:font-style="normal" fo:font-weight="normal" style:font-size-asian="12pt" style:font-size-complex="12pt"/>
    </style:style>
    <style:style style:name="P67" style:family="paragraph" style:parent-style-name="Standard" style:list-style-name="L6">
      <style:paragraph-properties fo:margin-left="1.251cm" fo:margin-right="0cm" fo:orphans="2" fo:widows="2" fo:text-indent="-0.635cm" style:auto-text-indent="false"/>
      <style:text-properties fo:font-variant="normal" fo:text-transform="none" fo:color="#222222" style:font-name="Arial" fo:font-size="12pt" fo:letter-spacing="normal" fo:font-style="normal" fo:font-weight="normal" style:font-size-asian="12pt" style:font-size-complex="12pt"/>
    </style:style>
    <style:style style:name="P68" style:family="paragraph" style:parent-style-name="Standard" style:list-style-name="L5">
      <style:paragraph-properties fo:margin-left="1.251cm" fo:margin-right="0cm" fo:orphans="2" fo:widows="2" fo:text-indent="-0.635cm" style:auto-text-indent="false"/>
      <style:text-properties fo:font-variant="normal" fo:text-transform="none" fo:color="#000000" style:font-name="Courier New" fo:font-size="12pt" fo:letter-spacing="normal" fo:font-style="normal" fo:font-weight="normal" style:font-name-asian="Courier New" style:font-size-asian="12pt" style:font-name-complex="Courier New" style:font-size-complex="12pt"/>
    </style:style>
    <style:style style:name="P69" style:family="paragraph" style:parent-style-name="Standard" style:list-style-name="L6">
      <style:paragraph-properties fo:margin-left="1.251cm" fo:margin-right="0cm" fo:orphans="2" fo:widows="2" fo:text-indent="-0.635cm" style:auto-text-indent="false"/>
    </style:style>
    <style:style style:name="P70" style:family="paragraph" style:parent-style-name="Standard" style:list-style-name="L1">
      <style:paragraph-properties fo:margin-left="0cm" fo:margin-right="0cm" fo:orphans="2" fo:widows="2" fo:text-indent="0cm" style:auto-text-indent="false"/>
      <style:text-properties style:font-name="Arial" fo:font-size="12pt" style:font-size-asian="12pt" style:font-size-complex="12pt"/>
    </style:style>
    <style:style style:name="P71" style:family="paragraph" style:parent-style-name="Standard" style:list-style-name="L3">
      <style:paragraph-properties fo:margin-left="0cm" fo:margin-right="0cm" fo:orphans="2" fo:widows="2" fo:text-indent="-0.635cm" style:auto-text-indent="false"/>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P72" style:family="paragraph" style:parent-style-name="Standard" style:list-style-name="L4">
      <style:paragraph-properties fo:margin-left="0cm" fo:margin-right="0cm" fo:orphans="2" fo:widows="2" fo:text-indent="-0.635cm" style:auto-text-indent="false"/>
      <style:text-properties fo:font-variant="normal" fo:text-transform="none" fo:color="#222222" style:font-name="Arial" fo:font-size="12pt" fo:letter-spacing="normal" fo:font-style="normal" fo:font-weight="normal" style:font-size-asian="12pt" style:font-size-complex="12pt"/>
    </style:style>
    <style:style style:name="P73" style:family="paragraph" style:parent-style-name="Standard" style:list-style-name="L3">
      <style:paragraph-properties fo:margin-left="0cm" fo:margin-right="0cm" fo:orphans="2" fo:widows="2" fo:text-indent="-0.635cm" style:auto-text-indent="false"/>
      <style:text-properties fo:font-size="12pt"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222222" fo:letter-spacing="normal" fo:font-style="normal" fo:font-weight="bold" style:font-weight-asian="bold" style:font-weight-complex="bold"/>
    </style:style>
    <style:style style:name="T3" style:family="text">
      <style:text-properties fo:font-variant="normal" fo:text-transform="none" fo:color="#222222" style:font-name="Arial" fo:letter-spacing="normal" fo:font-style="normal"/>
    </style:style>
    <style:style style:name="T4" style:family="text">
      <style:text-properties fo:font-variant="normal" fo:text-transform="none" fo:color="#222222" style:font-name="Arial" fo:letter-spacing="normal" fo:font-style="normal" fo:font-weight="normal"/>
    </style:style>
    <style:style style:name="T5" style:family="text">
      <style:text-properties fo:font-variant="normal" fo:text-transform="none" fo:color="#222222" style:font-name="Arial" fo:letter-spacing="normal" fo:font-style="normal" fo:font-weight="bold" style:font-weight-asian="bold" style:font-weight-complex="bold"/>
    </style:style>
    <style:style style:name="T6" style:family="text">
      <style:text-properties fo:font-variant="normal" fo:text-transform="none" fo:color="#222222" style:font-name="Arial" fo:font-size="12pt" fo:letter-spacing="normal" fo:font-style="normal" fo:font-weight="normal" style:font-size-asian="12pt" style:font-size-complex="12pt"/>
    </style:style>
    <style:style style:name="T7" style:family="text">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222222" style:font-name="Arial" fo:font-size="12pt" fo:letter-spacing="normal" fo:font-style="normal" fo:font-weight="normal" style:font-name-asian="Courier New" style:font-size-asian="12pt" style:font-weight-asian="normal" style:font-name-complex="Courier New" style:font-size-complex="12pt" style:font-weight-complex="normal"/>
    </style:style>
    <style:style style:name="T9" style:family="text">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222222" style:font-name="Arial" fo:font-size="12pt" fo:letter-spacing="normal" fo:font-style="normal" fo:font-weight="bold" style:font-name-asian="Courier New" style:font-size-asian="12pt" style:font-weight-asian="bold" style:font-name-complex="Courier New" style:font-size-complex="12pt" style:font-weight-complex="bold"/>
    </style:style>
    <style:style style:name="T11" style:family="text">
      <style:text-properties fo:font-variant="normal" fo:text-transform="none" fo:color="#222222" style:font-name="Arial" fo:font-size="12pt" fo:letter-spacing="normal" fo:font-style="normal" style:font-size-asian="12pt" style:font-size-complex="12pt"/>
    </style:style>
    <style:style style:name="T12" style:family="text">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T13" style:family="text">
      <style:text-properties fo:font-variant="normal" fo:text-transform="none" fo:color="#222222" style:font-name="Arial" fo:font-size="16pt" fo:letter-spacing="normal" fo:font-style="normal" fo:font-weight="normal" style:font-size-asian="16pt" style:font-size-complex="16pt"/>
    </style:style>
    <style:style style:name="T14" style:family="text">
      <style:text-properties fo:font-variant="normal" fo:text-transform="none" fo:color="#222222" style:font-name="Arial" fo:font-size="16pt" fo:letter-spacing="normal" fo:font-style="normal" style:font-size-asian="16pt" style:font-size-complex="16pt"/>
    </style:style>
    <style:style style:name="T15" style:family="text">
      <style:text-properties fo:font-variant="normal" fo:text-transform="none" fo:color="#222222" style:font-name="Courier New"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222222" style:font-name="Courier New" fo:font-size="12pt" fo:letter-spacing="normal" fo:font-style="normal" style:font-size-asian="12pt" style:font-size-complex="12pt"/>
    </style:style>
    <style:style style:name="T17" style:family="text">
      <style:text-properties fo:font-variant="normal" fo:text-transform="none" fo:color="#222222" style:font-name="Courier New" fo:letter-spacing="normal" fo:font-style="normal" fo:font-weight="bold" style:font-weight-asian="bold" style:font-weight-complex="bold"/>
    </style:style>
    <style:style style:name="T18" style:family="text">
      <style:text-properties fo:font-variant="normal" fo:text-transform="none" fo:color="#222222" fo:font-size="16pt" fo:letter-spacing="normal" fo:font-style="normal" fo:font-weight="bold" style:font-size-asian="16pt" style:font-weight-asian="bold" style:font-size-complex="16pt"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style:font-name-asian="Courier New" style:font-name-complex="Courier New"/>
    </style:style>
    <style:style style:name="T22" style:family="text">
      <style:text-properties fo:font-variant="normal" fo:text-transform="none" fo:color="#000000" fo:letter-spacing="normal" fo:font-style="normal" fo:font-weight="normal" style:font-weight-asian="normal" style:font-weight-complex="normal"/>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style:font-name-asian="Courier New" style:font-weight-asian="bold" style:font-name-complex="Courier New" style:font-weight-complex="bold"/>
    </style:style>
    <style:style style:name="T25" style:family="text">
      <style:text-properties fo:font-variant="normal" fo:text-transform="none" fo:color="#000000" style:font-name="Courier New" fo:font-size="10pt" fo:letter-spacing="normal" fo:font-style="normal" fo:font-weight="bold" style:font-name-asian="Courier New" style:font-size-asian="10pt" style:font-weight-asian="bold" style:font-name-complex="Courier New" style:font-size-complex="10pt" style:font-weight-complex="bold"/>
    </style:style>
    <style:style style:name="T26" style:family="text">
      <style:text-properties fo:font-variant="normal" fo:text-transform="none" fo:color="#000000" style:font-name="Courier New" fo:letter-spacing="normal" fo:font-style="normal"/>
    </style:style>
    <style:style style:name="T27" style:family="text">
      <style:text-properties fo:font-variant="normal" fo:text-transform="none" fo:color="#000000" style:font-name="Courier New" fo:letter-spacing="normal" fo:font-style="normal" fo:font-weight="normal" style:font-name-asian="Courier New" style:font-name-complex="Courier New"/>
    </style:style>
    <style:style style:name="T28" style:family="text">
      <style:text-properties fo:font-variant="normal" fo:text-transform="none" fo:color="#000000" style:font-name="Arial" fo:font-size="12pt" fo:letter-spacing="normal" fo:font-style="normal" fo:font-weight="normal" style:font-name-asian="Courier New" style:font-size-asian="12pt" style:font-name-complex="Courier New" style:font-size-complex="12pt"/>
    </style:style>
    <style:style style:name="T29" style:family="text">
      <style:text-properties fo:font-variant="normal" fo:text-transform="none" fo:color="#0000c0" fo:letter-spacing="normal" fo:font-style="normal"/>
    </style:style>
    <style:style style:name="T30" style:family="text">
      <style:text-properties fo:font-variant="normal" fo:text-transform="none" fo:color="#0000c0" fo:letter-spacing="normal" fo:font-style="normal" fo:font-weight="normal"/>
    </style:style>
    <style:style style:name="T31" style:family="text">
      <style:text-properties fo:font-variant="normal" fo:text-transform="none" fo:color="#0000c0" fo:letter-spacing="normal" fo:font-style="normal" fo:font-weight="normal" style:font-weight-asian="normal" style:font-weight-complex="normal"/>
    </style:style>
    <style:style style:name="T32" style:family="text">
      <style:text-properties fo:font-variant="normal" fo:text-transform="none" fo:color="#0000c0" fo:letter-spacing="normal" fo:font-style="normal" fo:font-weight="bold" style:font-weight-asian="bold" style:font-weight-complex="bold"/>
    </style:style>
    <style:style style:name="T33" style:family="text">
      <style:text-properties fo:font-variant="normal" fo:text-transform="none" fo:color="#0000c0" style:font-name="Courier New" fo:letter-spacing="normal" fo:font-style="normal"/>
    </style:style>
    <style:style style:name="T34" style:family="text">
      <style:text-properties fo:font-variant="normal" fo:text-transform="none" fo:color="#0000c0" style:font-name="Courier New" fo:letter-spacing="normal" fo:font-style="normal" fo:font-weight="normal" style:font-name-asian="Courier New" style:font-name-complex="Courier New"/>
    </style:style>
    <style:style style:name="T35" style:family="text">
      <style:text-properties fo:font-variant="normal" fo:text-transform="none" fo:color="#934b3c" fo:letter-spacing="normal" fo:font-style="normal"/>
    </style:style>
    <style:style style:name="T36" style:family="text">
      <style:text-properties fo:font-variant="normal" fo:text-transform="none" fo:color="#934b3c" fo:letter-spacing="normal" fo:font-style="normal" fo:font-weight="normal" style:font-weight-asian="normal" style:font-weight-complex="normal"/>
    </style:style>
    <style:style style:name="T37" style:family="text">
      <style:text-properties fo:font-variant="normal" fo:text-transform="none" fo:color="#2a00ff" fo:letter-spacing="normal" fo:font-style="normal"/>
    </style:style>
    <style:style style:name="T38" style:family="text">
      <style:text-properties fo:font-variant="normal" fo:text-transform="none" fo:color="#7f0055" fo:letter-spacing="normal" fo:font-style="normal"/>
    </style:style>
    <style:style style:name="T39" style:family="text">
      <style:text-properties style:font-name="Arial"/>
    </style:style>
    <style:style style:name="T40" style:family="text">
      <style:text-properties fo:font-weight="bold" style:font-weight-asian="bold" style:font-weight-complex="bold"/>
    </style:style>
    <style:style style:name="T41" style:family="text">
      <style:text-properties fo:color="#000000"/>
    </style:style>
    <style:style style:name="T42" style:family="text">
      <style:text-properties fo:color="#0000c0"/>
    </style:style>
    <style:style style:name="T43" style:family="text">
      <style:text-properties fo:color="#7f0055"/>
    </style:style>
    <style:style style:name="T44" style:family="text">
      <style:text-properties style:font-name="Courier New" fo:font-weight="bold" style:font-weight-asian="bold" style:font-weight-complex="bold"/>
    </style:style>
    <style:style style:name="T45" style:family="text">
      <style:text-properties fo:color="#934b3c"/>
    </style:style>
    <style:style style:name="T46"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nverting a Flash object to an HTML5 object</text:p>
      <text:p text:style-name="P22"><text:span text:style-name="T1">François Lionet <text:s/>- 20/01/2014</text:span><text:line-break/></text:p>
      <text:p text:style-name="P23"><text:line-break/><text:span text:style-name="T1">This document will guide you step by step through the conversion of the source code of a Flash extension object to a HTML5 extension object.</text:span><text:line-break/><text:span text:style-name="T1">ActionScript, as a language, is very similar to JavaScript. It is almost, in fact, a strongly typed JavaScript. Most of the syntax remains the same, and the default classes contain the same functions.</text:span><text:line-break/><text:span text:style-name="T1">While writing the HTML5 runtime, I discovered that by carefully using search / replace in the correct order, most Flash objects can be converted to HTML5 in a couple of hours. The conversion process is very safe in that if you respect what is written in this document, there is little chance of conversion errors, and your object should work at first run.</text:span></text:p>
      <text:p text:style-name="P23"><text:span text:style-name="T1">The only thing that needs to be rewritten is graphics routines, but as JavaScript is such a simple language to use, this should not take long.</text:span><text:line-break/></text:p>
      <text:p text:style-name="P23"><text:line-break/><text:span text:style-name="T18">Setup</text:span></text:p>
      <text:p text:style-name="P23"><text:span text:style-name="T46"><text:line-break/></text:span><text:span text:style-name="T1">You have to configure the search/replace functions of your editor or IDE. The search should be </text:span><text:span text:style-name="T2">case sensitive </text:span><text:span text:style-name="T1">and </text:span><text:span text:style-name="T2">whole word only</text:span><text:span text:style-name="T1">.</text:span><text:line-break/>Be careful when you copy the strings to replace from this document, as many of them contain dots, brackets, commas etc. Using them exactly as I describe is <text:span text:style-name="T40">essential </text:span>for the conversion to work.</text:p>
      <text:p text:style-name="P23">I suggest that you regularly check if the conversion is correct by scrolling through the code, so that you can undo if necessary.</text:p>
      <text:p text:style-name="P23"/>
      <text:p text:style-name="P23"><text:line-break/><text:span text:style-name="T18">The beginning</text:span></text:p>
      <text:p text:style-name="P19"/>
      <text:list xml:id="list4080506997522773653" text:style-name="L1">
        <text:list-item>
          <text:p text:style-name="P38">Open your IDE and load the extension you want to convert. In our example, I'll be working on the Inventory object, so I open the file named "CRunInventory.as"</text:p>
        </text:list-item>
        <text:list-item>
          <text:p text:style-name="P65"><text:span text:style-name="T4">Open the editor you want to use use for HTML5 (I use Aptana), and create a new file named "</text:span><text:span text:style-name="T5">extensionname.js</text:span><text:span text:style-name="T4">" (in my example it will be "</text:span><text:span text:style-name="T5">Inventory.js</text:span><text:span text:style-name="T4">"). Note that the name is the name of the extension, respecting the case, and </text:span><text:span text:style-name="T5">without </text:span><text:span text:style-name="T4">"CRun" at the beginning.</text:span></text:p>
          <text:p text:style-name="P70"><text:line-break/><text:line-break/></text:p>
        </text:list-item>
      </text:list>
      <text:p text:style-name="P33"><text:span text:style-name="T4"><text:tab/></text:span><text:span text:style-name="T5">Initial copy of the code</text:span></text:p>
      <text:p text:style-name="P7"/>
      <text:p text:style-name="P7">Start by copying any comments at the begining of the code if they are present. Javascript uses the same syntax for comments (// or /* and */).</text:p>
      <text:p text:style-name="P7"/>
      <text:p text:style-name="P7"/>
      <text:p text:style-name="P11">Global variables</text:p>
      <text:p text:style-name="P11"/>
      <text:p text:style-name="P6"><text:soft-page-break/><text:span text:style-name="T4">You certainly have global variables in your Flash code : variables defined as "const" or as "static". Copy and paste the list of these variables at the beginning of your HTML5 code.</text:span><text:span text:style-name="T39"><text:line-break/></text:span></text:p>
      <text:list xml:id="list4674474922598328492" text:style-name="L2">
        <text:list-item>
          <text:p text:style-name="P53"><text:span text:style-name="T4">Using search/replace, replace the variable definition (for example "</text:span><text:span text:style-name="T5">public static var</text:span><text:span text:style-name="T4">") <text:s/>by an </text:span><text:span text:style-name="T5">empty string</text:span><text:span text:style-name="T4">. This should leave you with a list of variable names like this one :</text:span></text:p>
        </text:list-item>
      </text:list>
      <text:p text:style-name="P21"><text:tab/>CND_NAMEDITEMSELECTED:int=0;</text:p>
      <text:p text:style-name="P21"><text:tab/>CND_NAMEDCOMPARENITEMS:int=1;</text:p>
      <text:list xml:id="list7946362473043948773" text:style-name="L3">
        <text:list-item>
          <text:p text:style-name="P54"><text:span text:style-name="T4">Do another global search/replace, this time search for "</text:span><text:span text:style-name="T5">:int</text:span><text:span text:style-name="T4">" (with a column) and replace it with an </text:span><text:span text:style-name="T5">empty string</text:span><text:span text:style-name="T4">. Your list of global variables should already look nicer.</text:span></text:p>
        </text:list-item>
        <text:list-item>
          <text:p text:style-name="P39">Eventually set the indentation of the list of variable using SHIFT-TAB</text:p>
        </text:list-item>
        <text:list-item>
          <text:p text:style-name="P39">Will will come back to this list later.<text:line-break/></text:p>
          <text:p text:style-name="P39"/>
          <text:p text:style-name="P71">The class constructor</text:p>
          <text:p text:style-name="P73"><text:span text:style-name="T13"><text:line-break/></text:span><text:span text:style-name="T4">We are going to have our Javascript object structured as neatly as possible. Let's create the class constructor. <text:line-break/></text:span></text:p>
        </text:list-item>
        <text:list-item>
          <text:p text:style-name="P39">Enter the constructor function like this :</text:p>
        </text:list-item>
        <text:list-item>
          <text:p text:style-name="P54"><text:span text:style-name="T4"><text:line-break/></text:span><text:span text:style-name="T17">function CRunnameofobject()<text:line-break/>{<text:line-break/>}</text:span></text:p>
          <text:p text:style-name="P51"/>
        </text:list-item>
      </text:list>
      <text:p text:style-name="P17"><text:tab/>in our case, it would give :</text:p>
      <text:p text:style-name="P17"><text:line-break/><text:span text:style-name="T44"><text:tab/>function CRunInventory()<text:line-break/><text:tab/>{<text:line-break/><text:tab/>}</text:span></text:p>
      <text:p text:style-name="P37"><text:line-break/>This function will be called when the object is created. Although it is not mandatory, we will declare and initialize all the class variables in this function. Flash sets all the variables to 0 when the application start, Unexpected results might occur if we do not do the same in the Javascript version.</text:p>
      <text:list xml:id="list5634657027272278564" text:style-name="L4">
        <text:list-item>
          <text:p text:style-name="P55"><text:span text:style-name="T4">Copy and paste all the class variable definitions from your ActionScript code to your Javascript constructor function. This should look like this :</text:span><text:span text:style-name="T27"><text:tab/><text:line-break/><text:tab/>public </text:span><text:span text:style-name="T34">var </text:span><text:span text:style-name="T27">type:</text:span><text:span text:style-name="T34">int</text:span><text:span text:style-name="T27">;</text:span></text:p>
        </text:list-item>
      </text:list>
      <text:p text:style-name="P5"><text:span text:style-name="T20"><text:tab/><text:tab/>public </text:span><text:span text:style-name="T30">var </text:span><text:span text:style-name="T20">logFont:CFontInfo;</text:span></text:p>
      <text:p text:style-name="P5"><text:span text:style-name="T20"><text:tab/><text:tab/>public </text:span><text:span text:style-name="T30">var </text:span><text:span text:style-name="T20">pDisplayString:String;</text:span></text:p>
      <text:p text:style-name="P5"><text:span text:style-name="T20"><text:tab/><text:tab/>public </text:span><text:span text:style-name="T30">var </text:span><text:span text:style-name="T20">bUpdateList:Boolean;</text:span></text:p>
      <text:list xml:id="list39241040" text:continue-numbering="true" text:style-name="L4">
        <text:list-item>
          <text:p text:style-name="P55"><text:span text:style-name="T4">Now search and replace "</text:span><text:span text:style-name="T5">public var</text:span><text:span text:style-name="T4">" (or may be in your case "</text:span><text:span text:style-name="T5">private var</text:span><text:span text:style-name="T4">" by an </text:span><text:span text:style-name="T5">empty string</text:span><text:span text:style-name="T4">, it should look like this now :</text:span></text:p>
        </text:list-item>
      </text:list>
      <text:p text:style-name="P6"><text:span text:style-name="T27"><text:tab/><text:tab/></text:span><text:span text:style-name="T27">type:</text:span><text:span text:style-name="T34">int</text:span><text:span text:style-name="T27">;</text:span></text:p>
      <text:p text:style-name="P5"><text:span text:style-name="T20"><text:tab/><text:tab/></text:span><text:span text:style-name="T20">logFont:CFontInfo;</text:span></text:p>
      <text:p text:style-name="P5"><text:span text:style-name="T20"><text:tab/><text:tab/></text:span><text:span text:style-name="T20">pDisplayString:String;</text:span></text:p>
      <text:list xml:id="list39240615" text:continue-numbering="true" text:style-name="L4">
        <text:list-item>
          <text:p text:style-name="P56"><text:span text:style-name="T21">Do a global search/replace of "</text:span><text:span text:style-name="T24">:int</text:span><text:span text:style-name="T21">" with "</text:span><text:span text:style-name="T24">=0</text:span><text:span text:style-name="T21">"</text:span></text:p>
        </text:list-item>
        <text:list-item>
          <text:p text:style-name="P56"><text:soft-page-break/><text:span text:style-name="T21">Do a global search/replace of "</text:span><text:span text:style-name="T24">:String</text:span><text:span text:style-name="T21">" with "</text:span><text:span text:style-name="T24">=null</text:span><text:span text:style-name="T21">" (if you use "string" in your actionscript code, replace that too)</text:span></text:p>
        </text:list-item>
        <text:list-item>
          <text:p text:style-name="P56"><text:span text:style-name="T21">Do a global search/replace of "</text:span><text:span text:style-name="T24">:Boolean</text:span><text:span text:style-name="T21">" with "</text:span><text:span text:style-name="T24">=false</text:span><text:span text:style-name="T21">" (if you use "bool" in your actionscript code, replace that too)</text:span></text:p>
        </text:list-item>
        <text:list-item>
          <text:p text:style-name="P56"><text:span text:style-name="T21">Do a global search/replace of "</text:span><text:span text:style-name="T24">:Number</text:span><text:span text:style-name="T21">" with "</text:span><text:span text:style-name="T24">=0</text:span><text:span text:style-name="T21">"</text:span></text:p>
        </text:list-item>
        <text:list-item>
          <text:p text:style-name="P56"><text:span text:style-name="T21">If you use any other objects as class variables, set them to "</text:span><text:span text:style-name="T24">=null</text:span><text:span text:style-name="T21">".</text:span></text:p>
        </text:list-item>
        <text:list-item>
          <text:p text:style-name="P52">Your class constructor should look better now:</text:p>
        </text:list-item>
      </text:list>
      <text:p text:style-name="P6"><text:span text:style-name="T27"><text:tab/><text:tab/>type</text:span><text:span text:style-name="T34">=0</text:span><text:span text:style-name="T27">;</text:span></text:p>
      <text:p text:style-name="P15"><text:tab/><text:tab/>logFont=null;</text:p>
      <text:p text:style-name="P15"><text:tab/><text:tab/>pDisplayString=null;</text:p>
      <text:list xml:id="list39257654" text:continue-numbering="true" text:style-name="L4">
        <text:list-item>
          <text:p text:style-name="P40">Leave the list as it is, we will come back to it later.</text:p>
          <text:p text:style-name="P40"/>
          <text:p text:style-name="P72"/>
        </text:list-item>
      </text:list>
      <text:p text:style-name="P32"><text:span text:style-name="T3"><text:tab/></text:span><text:span text:style-name="T14">Copying the main code</text:span></text:p>
      <text:p text:style-name="P34"/>
      <text:p text:style-name="P31"><text:span text:style-name="T13"><text:tab/></text:span><text:span text:style-name="T4">The main code of the extension will be defined in the prototype of the JavaScript object. Let's define the prototype:</text:span></text:p>
      <text:p text:style-name="P35"/>
      <text:list xml:id="list4902270047623399601" text:style-name="L5">
        <text:list-item>
          <text:p text:style-name="P66">Type the following:</text:p>
          <text:p text:style-name="P66"/>
          <text:p text:style-name="P68">CRunnameofextension.prototype = CServices.extend(new CRunExtension(),</text:p>
        </text:list-item>
      </text:list>
      <text:p text:style-name="P29"><text:tab/>{</text:p>
      <text:p text:style-name="P29"/>
      <text:p text:style-name="P29"><text:tab/>});</text:p>
      <text:p text:style-name="P29"><text:tab/></text:p>
      <text:p text:style-name="P30"><text:tab/>In our example:</text:p>
      <text:p text:style-name="P29"><text:tab/></text:p>
      <text:p text:style-name="P29"><text:tab/>CRunInventory.prototype = CServices.extend(new <text:tab/>CRunExtension(),</text:p>
      <text:p text:style-name="P29"><text:tab/>{</text:p>
      <text:p text:style-name="P26"/>
      <text:p text:style-name="P29"><text:tab/>});</text:p>
      <text:p text:style-name="P29"/>
      <text:p text:style-name="P29"><text:tab/><text:span text:style-name="T39">Be very careful to respect the curly and regular bracket structure. The functions of the object will be added as a list of properties to the prototype.</text:span><text:tab/></text:p>
      <text:list xml:id="list39263243" text:continue-numbering="true" text:style-name="L5">
        <text:list-item>
          <text:p text:style-name="P66">Now copy a large block of the ActionScript code (all the functions of the object), and paste it inside the curly brackets in the code we just entered</text:p>
        </text:list-item>
        <text:list-item>
          <text:p text:style-name="P66">Correct the indentation with SHIFT-TAB</text:p>
        </text:list-item>
        <text:list-item>
          <text:p text:style-name="P66">We are now ready to begin</text:p>
        </text:list-item>
      </text:list>
      <text:p text:style-name="P36"/>
      <text:p text:style-name="P36"/>
      <text:p text:style-name="P31"><text:span text:style-name="T4"><text:tab/></text:span><text:span text:style-name="T12">Removing ActionScript variable types</text:span></text:p>
      <text:p text:style-name="P34"/>
      <text:list xml:id="list2609945871580173283" text:style-name="L6">
        <text:list-item>
          <text:p text:style-name="P69"><text:span text:style-name="T6">Do a global search/replace of "</text:span><text:span text:style-name="T9">:int</text:span><text:span text:style-name="T6">", replacing it with an </text:span><text:span text:style-name="T9">empty string</text:span></text:p>
        </text:list-item>
        <text:list-item>
          <text:p text:style-name="P69"><text:span text:style-name="T6">Do a global search/replace of "</text:span><text:span text:style-name="T9">:Boolean</text:span><text:span text:style-name="T6">" replacing it with an </text:span><text:span text:style-name="T9">empty string</text:span></text:p>
          <text:p text:style-name="P69"><text:span text:style-name="T6">You might also use "</text:span><text:span text:style-name="T9">bool</text:span><text:span text:style-name="T6">" for booleans in your ActionScript code. If this is the case, replace </text:span><text:span text:style-name="T9">" :bool"</text:span><text:span text:style-name="T6"> with an empty string too.</text:span></text:p>
        </text:list-item>
        <text:list-item>
          <text:p text:style-name="P69"><text:soft-page-break/><text:span text:style-name="T6">Do a global search/replace of " </text:span><text:span text:style-name="T9">:String</text:span><text:span text:style-name="T6">" with an </text:span><text:span text:style-name="T9">empty string</text:span></text:p>
          <text:p text:style-name="P69"><text:span text:style-name="T6">Same here if you use "</text:span><text:span text:style-name="T9">string</text:span><text:span text:style-name="T6">" instead of "String"</text:span></text:p>
        </text:list-item>
        <text:list-item>
          <text:p text:style-name="P69"><text:span text:style-name="T6">Do a global search/replace of "</text:span><text:span text:style-name="T9">.CValue</text:span><text:span text:style-name="T6">" with an </text:span><text:span text:style-name="T9">empty string</text:span></text:p>
        </text:list-item>
        <text:list-item>
          <text:p text:style-name="P69"><text:span text:style-name="T6">Do a global search/replace of "</text:span><text:span text:style-name="T9">.CActExtension</text:span><text:span text:style-name="T6">" with an </text:span><text:span text:style-name="T9">emtpy string</text:span></text:p>
        </text:list-item>
        <text:list-item>
          <text:p text:style-name="P69"><text:span text:style-name="T6">Do a global search/replace of <text:s/>"</text:span><text:span text:style-name="T9">.CCndExtension</text:span><text:span text:style-name="T6">" with an </text:span><text:span text:style-name="T9">empty string</text:span></text:p>
        </text:list-item>
        <text:list-item>
          <text:p text:style-name="P69"><text:span text:style-name="T6">Do a global search/replace of "</text:span><text:span text:style-name="T9">.CObject</text:span><text:span text:style-name="T6">" with an </text:span><text:span text:style-name="T9">empty string</text:span></text:p>
        </text:list-item>
        <text:list-item>
          <text:p text:style-name="P69"><text:span text:style-name="T6">Do a global search/replace of "</text:span><text:span text:style-name="T9">:void</text:span><text:span text:style-name="T6">" with an </text:span><text:span text:style-name="T9">empty string</text:span></text:p>
        </text:list-item>
        <text:list-item>
          <text:p text:style-name="P69"><text:span text:style-name="T6">In a general manner, if you use class names for variables, replace them (including the "." with an empty string. For example, in my Inventory object, I use a class named "</text:span><text:span text:style-name="T28">CRunInventoryItem", so I do a global search/replace of ".CRunInventoryItem" with an empty string.</text:span><text:span text:style-name="T6"><text:line-break/></text:span></text:p>
          <text:p text:style-name="P67"/>
        </text:list-item>
      </text:list>
      <text:p text:style-name="P20">Inserting the name of the class in the global variables</text:p>
      <text:p text:style-name="P20"/>
      <text:p text:style-name="P17">Lets go back to the top of the source, in the list of global variables. We need to define them as variables of the class itself, like this : </text:p>
      <text:p text:style-name="P17"/>
      <text:p text:style-name="P21"><text:tab/>CRunextensionname.VARIABLE=0;</text:p>
      <text:p text:style-name="P21"/>
      <text:p text:style-name="P17">In my case, for example, I would get : </text:p>
      <text:p text:style-name="P17"/>
      <text:p text:style-name="P21"><text:tab/>CRunInventory.ACT_LEFT=0;</text:p>
      <text:p text:style-name="P21"/>
      <text:list xml:id="list9183338191121292889" text:style-name="L7">
        <text:list-item>
          <text:p text:style-name="P41">Start with the first line. Copy the name of the variable in the clipboard</text:p>
        </text:list-item>
        <text:list-item>
          <text:p text:style-name="P58"><text:span text:style-name="T6">Paste the name from the clipboard in the search field of the search/replace dialog. For our example, I would enter "</text:span><text:span text:style-name="T9">ACT_LEFT</text:span><text:span text:style-name="T6">"</text:span></text:p>
        </text:list-item>
        <text:list-item>
          <text:p text:style-name="P58"><text:span text:style-name="T6">Enter "</text:span><text:span text:style-name="T9">nameofextension.VARIABLENAME</text:span><text:span text:style-name="T6">" in the replace field. For our previous example, I would enter <text:s/>"</text:span><text:span text:style-name="T9">CRunInventory.ACT_LEFT"</text:span><text:span text:style-name="T6"> in the replace field</text:span></text:p>
        </text:list-item>
        <text:list-item>
          <text:p text:style-name="P41">Do a global replace. All occurrences of this global variable are now modified</text:p>
        </text:list-item>
        <text:list-item>
          <text:p text:style-name="P41">Proceed the same way for all the global variables.</text:p>
        </text:list-item>
        <text:list-item>
          <text:p text:style-name="P41">At the end of the process, your list of global variables should be perfect, and most importantly, all the code in the object reflect the changes.</text:p>
          <text:p text:style-name="P41"/>
        </text:list-item>
      </text:list>
      <text:p text:style-name="P7"/>
      <text:p text:style-name="P11">Inserting "this" before the class variables</text:p>
      <text:p text:style-name="P11"/>
      <text:p text:style-name="P1"><text:span text:style-name="T6">Scroll to the constructor of the object in the editor. Javascript needs the "</text:span><text:span text:style-name="T9">this</text:span><text:span text:style-name="T6">" keyword to indicate if a variable is part of the current object. We will proceed in a similar way as above, for all the class variables. The code will become :</text:span></text:p>
      <text:p text:style-name="P7"/>
      <text:p text:style-name="P14"><text:tab/>this.variable=0;</text:p>
      <text:p text:style-name="P14"/>
      <text:p text:style-name="P7">In my example : </text:p>
      <text:p text:style-name="P7"/>
      <text:p text:style-name="P14"><text:tab/>this.type=0;</text:p>
      <text:p text:style-name="P14"/>
      <text:list xml:id="list8450633389320594860" text:style-name="L8">
        <text:list-item>
          <text:p text:style-name="P42"><text:soft-page-break/>Start with the first variable defined in the constructor. Copy the name of the variable to the clipboard.</text:p>
        </text:list-item>
        <text:list-item>
          <text:p text:style-name="P59"><text:span text:style-name="T6">Paste the name in the search field of the search/replace dialog. In my example I would enter "</text:span><text:span text:style-name="T9">type</text:span><text:span text:style-name="T6">"</text:span></text:p>
        </text:list-item>
        <text:list-item>
          <text:p text:style-name="P59"><text:span text:style-name="T6">Enter "</text:span><text:span text:style-name="T9">this.variablename</text:span><text:span text:style-name="T6">" in the replace field of the search/replace dialog. In my case, I would enter "</text:span><text:span text:style-name="T9">this.type</text:span><text:span text:style-name="T6">"</text:span></text:p>
        </text:list-item>
        <text:list-item>
          <text:p text:style-name="P42">Proceed with the global replace. All occurrences of the variable should be changed in the source.</text:p>
        </text:list-item>
        <text:list-item>
          <text:p text:style-name="P42">Do the same for each one of the variables defined in the constructor.</text:p>
          <text:p text:style-name="P42"/>
        </text:list-item>
      </text:list>
      <text:p text:style-name="P1"><text:span text:style-name="T9">Warning</text:span><text:span text:style-name="T6">: this procedure will not work if you use variables with the same name as class variables (for example, if I used a variable named "type" in one of the functions – doing this is a bad habit anyway). You may need to redo the changes manually for such a variable.</text:span></text:p>
      <text:p text:style-name="P7"/>
      <text:p text:style-name="P1"><text:span text:style-name="T6">At the end of the procedure, all of your class member variables should now have </text:span><text:span text:style-name="T9">this.</text:span><text:span text:style-name="T6"> before them throughout the source code.</text:span></text:p>
      <text:p text:style-name="P7"/>
      <text:p text:style-name="P7"/>
      <text:p text:style-name="P11">A few more things to search/replace</text:p>
      <text:p text:style-name="P12"/>
      <text:p text:style-name="P7">You may not use them, but doing a search/replace for the next list of items will not take you a lot of time.</text:p>
      <text:p text:style-name="P7"/>
      <text:list xml:id="list3286609421292107306" text:style-name="L9">
        <text:list-item>
          <text:p text:style-name="P60"><text:span text:style-name="T6">Do a global search/replace for "</text:span><text:span text:style-name="T9">ho</text:span><text:span text:style-name="T6">" with "</text:span><text:span text:style-name="T9">this.ho</text:span><text:span text:style-name="T6">"</text:span></text:p>
        </text:list-item>
        <text:list-item>
          <text:p text:style-name="P60"><text:span text:style-name="T6">Do a global search/replace for "</text:span><text:span text:style-name="T9">rh</text:span><text:span text:style-name="T6">" with "</text:span><text:span text:style-name="T9">this.rh</text:span><text:span text:style-name="T6">"</text:span></text:p>
        </text:list-item>
        <text:list-item>
          <text:p text:style-name="P60"><text:span text:style-name="T6">Do a global search/replace for "</text:span><text:span text:style-name="T9">new CValue(</text:span><text:span text:style-name="T6">" with "</text:span><text:span text:style-name="T9">(</text:span><text:span text:style-name="T6">"</text:span></text:p>
        </text:list-item>
        <text:list-item>
          <text:p text:style-name="P60"><text:span text:style-name="T6">Do a global search/replace for "</text:span><text:span text:style-name="T9">readInt</text:span><text:span text:style-name="T6">" with "</text:span><text:span text:style-name="T9">readAInt</text:span><text:span text:style-name="T6">"</text:span></text:p>
        </text:list-item>
        <text:list-item>
          <text:p text:style-name="P60"><text:span text:style-name="T6">Do a global search/replace for "</text:span><text:span text:style-name="T9">readShort</text:span><text:span text:style-name="T6">" with "</text:span><text:span text:style-name="T9">readAShort</text:span><text:span text:style-name="T6">"</text:span></text:p>
        </text:list-item>
        <text:list-item>
          <text:p text:style-name="P60"><text:span text:style-name="T6">Do a global search/replace for "</text:span><text:span text:style-name="T9">readColor</text:span><text:span text:style-name="T6">" with </text:span><text:span text:style-name="T9">readAColor</text:span><text:span text:style-name="T6">"</text:span></text:p>
        </text:list-item>
        <text:list-item>
          <text:p text:style-name="P60"><text:span text:style-name="T6">Do a global search/replace for "</text:span><text:span text:style-name="T9">readString</text:span><text:span text:style-name="T6">" with "</text:span><text:span text:style-name="T9">readAString</text:span><text:span text:style-name="T6">"</text:span></text:p>
        </text:list-item>
        <text:list-item>
          <text:p text:style-name="P60"><text:span text:style-name="T6">Do a global search/replace for "</text:span><text:span text:style-name="T9">readStringSize</text:span><text:span text:style-name="T6">" with "</text:span><text:span text:style-name="T9">readAString</text:span><text:span text:style-name="T6">"</text:span></text:p>
          <text:p text:style-name="P43"/>
        </text:list-item>
      </text:list>
      <text:p text:style-name="P1"><text:span text:style-name="T6">All of these changes are to cope with the differences between </text:span><text:span text:style-name="T9">CBinaryFile </text:span><text:span text:style-name="T6">and </text:span><text:span text:style-name="T9">CFile </text:span><text:span text:style-name="T7">in</text:span><text:span text:style-name="T6"> the CreateRunObject function. I am really sorry for creating such a mess – I should never have used CBinaryFile in ActionScript...</text:span></text:p>
      <text:p text:style-name="P7"/>
      <text:list xml:id="list6489997529559032647" text:style-name="L10">
        <text:list-item>
          <text:p text:style-name="P61"><text:span text:style-name="T6">Do a global search/replace of "</text:span><text:span text:style-name="T9">.getInt()</text:span><text:span text:style-name="T6">" with an </text:span><text:span text:style-name="T9">empty string</text:span></text:p>
        </text:list-item>
        <text:list-item>
          <text:p text:style-name="P61"><text:span text:style-name="T6">Do a global search/replace of "</text:span><text:span text:style-name="T9">.getDouble()</text:span><text:span text:style-name="T6">" with an </text:span><text:span text:style-name="T9">empty string</text:span></text:p>
        </text:list-item>
        <text:list-item>
          <text:p text:style-name="P61"><text:span text:style-name="T6">Do a global search/replace of "</text:span><text:span text:style-name="T9">.getString()</text:span><text:span text:style-name="T6">" with an </text:span><text:span text:style-name="T9">empty string</text:span></text:p>
        </text:list-item>
      </text:list>
      <text:p text:style-name="P7"/>
      <text:p text:style-name="P7"/>
      <text:p text:style-name="P11">Changing the function definitions</text:p>
      <text:p text:style-name="P11"/>
      <text:p text:style-name="P7">Now comes the longest part of the job. Starting at the top of the source code, you will have to modify the declaration of each function to make it compatible with JavaScript. At the same time, you can review the code of the functions and make any manual changes that are <text:s/>necessary.</text:p>
      <text:p text:style-name="P7"><text:soft-page-break/></text:p>
      <text:p text:style-name="P7">Let's take this function:</text:p>
      <text:p text:style-name="P7"/>
      <text:p text:style-name="P4"><text:span text:style-name="T19"><text:s text:c="3"/></text:span><text:span text:style-name="T26"><text:s/>public override </text:span><text:span text:style-name="T33">function </text:span><text:span text:style-name="T26">getNumberOfConditions()</text:span></text:p>
      <text:p text:style-name="P10"/>
      <text:p text:style-name="P7">It becomes in Javascript :</text:p>
      <text:p text:style-name="P7"/>
      <text:p text:style-name="P4"><text:span text:style-name="T19"><text:s text:c="4"/>getNumberOfConditions:</text:span><text:span text:style-name="T29">function</text:span><text:span text:style-name="T19">()</text:span></text:p>
      <text:p text:style-name="P10"/>
      <text:p text:style-name="P7">Or this one : </text:p>
      <text:p text:style-name="P7"/>
      <text:p text:style-name="P4"><text:span text:style-name="T19"><text:tab/>public override </text:span><text:span text:style-name="T29">function </text:span><text:span text:style-name="T19">createRunObject(file:CBinaryFile, cob:CCreateObjectInfo, version)</text:span></text:p>
      <text:p text:style-name="P10"/>
      <text:p text:style-name="P7">It becomes in Javascript : </text:p>
      <text:p text:style-name="P7"/>
      <text:p text:style-name="P4"><text:span text:style-name="T19"><text:tab/>createRunObject:</text:span><text:span text:style-name="T29">function</text:span><text:span text:style-name="T19">(file, cob, version)</text:span></text:p>
      <text:p text:style-name="P10"/>
      <text:p text:style-name="P7">As you can see, the syntax of the declaration of a function is :</text:p>
      <text:p text:style-name="P7"/>
      <text:p text:style-name="P1"><text:span text:style-name="T6"><text:tab/></text:span><text:span text:style-name="T15">functionname:function(parameters)</text:span></text:p>
      <text:p text:style-name="P7"/>
      <text:p text:style-name="P1"><text:span text:style-name="T6">You should at the same time you do this job, remove any type declaration for the parameters. Do it in all the source code as soon as you encounter one. In my example above, I would do a global search/replace of "</text:span><text:span text:style-name="T9">:CBinaryFile</text:span><text:span text:style-name="T6">" with an </text:span><text:span text:style-name="T9">empty string</text:span><text:span text:style-name="T6">, and another global search/replace of "</text:span><text:span text:style-name="T9">:CCreateObjectInfo</text:span><text:span text:style-name="T6">" with an </text:span><text:span text:style-name="T9">empty string</text:span><text:span text:style-name="T6">. </text:span></text:p>
      <text:p text:style-name="P7"/>
      <text:p text:style-name="P7">By doing the search/replace as soon as you encounter a new type declaration, you will slowly but surely eliminate all the occurrences in the code and it will go faster and faster as you progress.</text:p>
      <text:p text:style-name="P7"/>
      <text:p text:style-name="P7"/>
      <text:p text:style-name="P11">Ending the functions by a comma</text:p>
      <text:p text:style-name="P11"/>
      <text:p text:style-name="P1"><text:span text:style-name="T6">The syntax of Javascript enforces you to end the declaration of each function with a </text:span><text:span text:style-name="T9">comma</text:span><text:span text:style-name="T6">. So you </text:span><text:span text:style-name="T9">must </text:span><text:span text:style-name="T6">add a comma at the end of each function. Our example function would become :</text:span></text:p>
      <text:p text:style-name="P7"/>
      <text:p text:style-name="P4"><text:span text:style-name="T19"><text:s text:c="4"/>getNumberOfConditions:</text:span><text:span text:style-name="T29">function</text:span><text:span text:style-name="T19">()</text:span></text:p>
      <text:p text:style-name="P28"><text:s text:c="4"/>{</text:p>
      <text:p text:style-name="P25"><text:span text:style-name="T41"><text:s text:c="8"/></text:span><text:span text:style-name="T43">return </text:span><text:span text:style-name="T41">Inventory.CND_LAST;</text:span></text:p>
      <text:p text:style-name="P28"><text:s text:c="4"/>},</text:p>
      <text:p text:style-name="P28"/>
      <text:p text:style-name="P1"><text:span text:style-name="T6">A comma must added at the end of each function </text:span><text:span text:style-name="T9">except </text:span><text:span text:style-name="T6">for the </text:span><text:span text:style-name="T9">last </text:span><text:span text:style-name="T6">one!</text:span></text:p>
      <text:p text:style-name="P7"/>
      <text:p text:style-name="P1"><text:span text:style-name="T6">Beware, if you forget a comma somewhere in the code, your extension will </text:span><text:span text:style-name="T9">not</text:span><text:span text:style-name="T7"> work (and the HTML5 runtime will crash usually at the beginning of the code.</text:span></text:p>
      <text:p text:style-name="P8"/>
      <text:p text:style-name="P8"/>
      <text:p text:style-name="P11">Function calls</text:p>
      <text:p text:style-name="P11"/>
      <text:p text:style-name="P8"><text:soft-page-break/>Your code might contain internal functions, called in other places of your code.</text:p>
      <text:p text:style-name="P1"><text:span text:style-name="T7">Calling such a function must be done with the "</text:span><text:span text:style-name="T9">this</text:span><text:span text:style-name="T7">" operator.</text:span></text:p>
      <text:p text:style-name="P1"><text:span text:style-name="T7">When re-reading the code (while changing the function definitions) if you encounter such a function, I suggest you do a global search replace of "</text:span><text:span text:style-name="T9">nameoffunction</text:span><text:span text:style-name="T7">" to "</text:span><text:span text:style-name="T9">this</text:span><text:span text:style-name="T7">.</text:span><text:span text:style-name="T9">nameoffunction</text:span><text:span text:style-name="T7">", which will change all the places where the function is called.</text:span></text:p>
      <text:p text:style-name="P8"/>
      <text:p text:style-name="P8">For example:</text:p>
      <text:p text:style-name="P9"/>
      <text:p text:style-name="P3"><text:span text:style-name="T22"><text:tab/></text:span><text:span text:style-name="T23">private </text:span><text:span text:style-name="T32">function </text:span><text:span text:style-name="T23">GetFixedValue(pHo) </text:span></text:p>
      <text:p text:style-name="P8"/>
      <text:p text:style-name="P8">becomes</text:p>
      <text:p text:style-name="P16"/>
      <text:p text:style-name="P3"><text:span text:style-name="T22"><text:tab/></text:span><text:span text:style-name="T23">GetFixedValue:function(pHo) </text:span></text:p>
      <text:p text:style-name="P8"/>
      <text:p text:style-name="P1"><text:span text:style-name="T7">Then I do a global search/replace of "</text:span><text:span text:style-name="T9">GetFixedValue</text:span><text:span text:style-name="T7">" with "</text:span><text:span text:style-name="T9">this.GetFixedValue</text:span><text:span text:style-name="T7">". All of the function calls are changed in the code.</text:span></text:p>
      <text:p text:style-name="P8"/>
      <text:p text:style-name="P8">As a side effect, my function definition becomes :</text:p>
      <text:p text:style-name="P8"/>
      <text:p text:style-name="P3"><text:span text:style-name="T22"><text:tab/></text:span><text:span text:style-name="T32">this.</text:span><text:span text:style-name="T23">GetFixedValue:function(pHo) </text:span></text:p>
      <text:p text:style-name="P9"/>
      <text:p text:style-name="P9">Which is obviously wrong, so I need to remove the "this." to complete the code.</text:p>
      <text:p text:style-name="P8">You should do this as soon as you encounter an internal function definition when exploring the code. Do not forget to remove the "this." prefix in the function definition.</text:p>
      <text:p text:style-name="P8"/>
      <text:p text:style-name="P8"/>
      <text:p text:style-name="P11">Changing the typecasts</text:p>
      <text:p text:style-name="P13"/>
      <text:p text:style-name="P8">As Javascript is not a strongly typed language, you do not need to cast a variable from class to class. You do need to in ActionScript, and the syntax of a cast in ActionScript is:</text:p>
      <text:p text:style-name="P8"/>
      <text:p text:style-name="P2"><text:span text:style-name="T11"><text:tab/></text:span><text:span text:style-name="T16">=class(variable)</text:span></text:p>
      <text:p text:style-name="P8"/>
      <text:p text:style-name="P1"><text:span text:style-name="T7">So it could be possible to do a global search/replace of "</text:span><text:span text:style-name="T9">newclass(</text:span><text:span text:style-name="T7">" with "</text:span><text:span text:style-name="T9">(</text:span><text:span text:style-name="T7">", leaving only the brackets in the code. But beware! Doing this will also change a line like this one :</text:span></text:p>
      <text:p text:style-name="P10"/>
      <text:p text:style-name="P1"><text:span text:style-name="T9"><text:tab/></text:span><text:span text:style-name="T15">var variable=new class();</text:span><text:span text:style-name="T7"> </text:span></text:p>
      <text:p text:style-name="P8"/>
      <text:p text:style-name="P8">to</text:p>
      <text:p text:style-name="P10"/>
      <text:p text:style-name="P2"><text:span text:style-name="T11"><text:tab/></text:span><text:span text:style-name="T16">var variable=();</text:span></text:p>
      <text:p text:style-name="P8"/>
      <text:p text:style-name="P1"><text:span text:style-name="T7">So you may save time by doing a global search/replace of the casts as indicated above, providing you know where the occurrences of "</text:span><text:span text:style-name="T9">new class()</text:span><text:span text:style-name="T7">" are located and change them manually.</text:span></text:p>
      <text:p text:style-name="P8"/>
      <text:p text:style-name="P8"/>
      <text:p text:style-name="P11">Displaying your object</text:p>
      <text:p text:style-name="P11"/>
      <text:p text:style-name="P8"><text:soft-page-break/>One thing is very different between Flash and HTML5: how the object is displayed.</text:p>
      <text:p text:style-name="P8"/>
      <text:p text:style-name="P10">No need to create sprites and add them to the display list</text:p>
      <text:p text:style-name="P10"/>
      <text:p text:style-name="P8">In the HTML5 runtime, the display of the object is handled automatically. This means you can remove all of the following from your Flash source:</text:p>
      <text:p text:style-name="P8"><text:s text:c="2"/></text:p>
      <text:list xml:id="list3756663060951272525" text:style-name="L11">
        <text:list-item>
          <text:p text:style-name="P45">Creation of sprite objects</text:p>
        </text:list-item>
        <text:list-item>
          <text:p text:style-name="P45">Creation of TextField objects</text:p>
        </text:list-item>
        <text:list-item>
          <text:p text:style-name="P45">Adding these objects to the display list of the object's layer</text:p>
        </text:list-item>
      </text:list>
      <text:p text:style-name="P8"/>
      <text:p text:style-name="P8">Usually, these objects are created in the CreateRunObject function.</text:p>
      <text:p text:style-name="P8"/>
      <text:p text:style-name="P8">MMF automatically calls the displayRunObject function when necessary. It takes into account whether the object is a background or not. Hiding and showing the object is also performed automatically. Same for the functions that change the display priority of the object. (it should have been like that in the Flash runtime actually 8-| ).</text:p>
      <text:p text:style-name="P8"/>
      <text:p text:style-name="P8">In fact, the only thing you have to implement in the HTML5 runtime is the displayRunObject function.</text:p>
      <text:p text:style-name="P8"/>
      <text:p text:style-name="P10">The displayRunObject function now has 3 parameters: (renderer, xDraw, yDraw)</text:p>
      <text:p text:style-name="P10"/>
      <text:list xml:id="list7322491490414564723" text:style-name="L12">
        <text:list-item>
          <text:p text:style-name="P46">renderer : contains the renderer object. Use this parameter for drawing your object</text:p>
        </text:list-item>
        <text:list-item>
          <text:p text:style-name="P46">xDraw : the X offset at which to draw the object. This offset is different from zero if, for example, the layer on which the object exists has been scrolled. You should add this value to the position of your object (hoX)</text:p>
        </text:list-item>
        <text:list-item>
          <text:p text:style-name="P46">yDraw : the Y offset at which to draw the object.</text:p>
        </text:list-item>
      </text:list>
      <text:p text:style-name="P8"/>
      <text:p text:style-name="P1"><text:span text:style-name="T7">You can find a pointer to the layer on which the object exists in </text:span><text:span text:style-name="T9">this.ho.pLayer</text:span><text:span text:style-name="T7">. You can find out if the object is shown or hidden with </text:span><text:span text:style-name="T9">this.ho.bShown </text:span><text:span text:style-name="T7">(boolean). You should calculate the coordinate at which to draw your object with the following formula:</text:span></text:p>
      <text:p text:style-name="P8"/>
      <text:p text:style-name="P3"><text:span text:style-name="T22"><text:s text:c="4"/><text:tab/></text:span><text:span text:style-name="T31">var </text:span><text:span text:style-name="T22">x=</text:span><text:span text:style-name="T36">this</text:span><text:span text:style-name="T22">.ho.hoX-</text:span><text:span text:style-name="T36">this</text:span><text:span text:style-name="T22">.rh.rhWindowX+this.ho.pLayer.x+xDraw;</text:span></text:p>
      <text:p text:style-name="P24"><text:span text:style-name="T41"><text:s text:c="4"/><text:tab/></text:span><text:span text:style-name="T42">var </text:span><text:span text:style-name="T41">y=</text:span><text:span text:style-name="T45">this</text:span><text:span text:style-name="T41">.ho.hoY-</text:span><text:span text:style-name="T45">this</text:span><text:span text:style-name="T41">.rh.rhWindowY+this.ho.pLayer.y+yDraw;</text:span></text:p>
      <text:p text:style-name="P8"/>
      <text:p text:style-name="P8">You can find the specifications of the Renderer object in the main documentation of this SDK.</text:p>
      <text:p text:style-name="P1"><text:span text:style-name="T7"><text: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ois Lioneta</meta:initial-creator>
    <meta:creation-date>2012-07-19T09:14:21.04</meta:creation-date>
    <dc:date>2014-01-20T19:09:12.31</dc:date>
    <meta:editing-duration>PT3H51M48S</meta:editing-duration>
    <meta:editing-cycles>14</meta:editing-cycles>
    <meta:generator>OpenOffice.org/3.4.1$Win32 OpenOffice.org_project/341m1$Build-9593</meta:generator>
    <meta:document-statistic meta:table-count="0" meta:image-count="0" meta:object-count="0" meta:page-count="8" meta:paragraph-count="174" meta:word-count="2399" meta:character-count="14319"/>
  </office:meta>
</office:document-meta>
</file>